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Preformatted_20_Text">
      <style:paragraph-properties fo:text-align="start" style:justify-single-word="false"/>
    </style:style>
    <style:style style:name="P5" style:family="paragraph" style:parent-style-name="Preformatted_20_Text">
      <loext:graphic-properties draw:fill="solid" draw:fill-color="#eeeeee" draw:opacity="100%"/>
      <style:paragraph-properties fo:margin-top="0cm" fo:margin-bottom="0.794cm" loext:contextual-spacing="false" fo:orphans="2" fo:widows="2" fo:background-color="#eeeeee" fo:padding="0cm" fo:border="none"/>
    </style:style>
    <style:style style:name="P6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565555" style:font-name="Menlo" fo:letter-spacing="normal" fo:font-style="normal" fo:font-weight="normal" fo:background-color="#eeeeee" loext:char-shading-value="0"/>
    </style:style>
    <style:style style:name="T4" style:family="text">
      <style:text-properties officeooo:rsid="00009a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60835512" text:style-name="WWNum1">
        <text:list-header>
          <text:h text:style-name="P6" text:outline-level="1">MarkDown</text:h>
        </text:list-header>
      </text:list>
      <text:list xml:id="list4195321545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P3">Objetivo: <text:s/>Lenguaje de documentacion para Dart/Flutter , GitH<text:span text:style-name="T4">u</text:span>b</text:p>
      <text:p text:style-name="P3"><text:tab/><text:tab/>StackOverflow</text:p>
      <text:p text:style-name="P3"><text:tab/><text:tab/></text:p>
      <text:p text:style-name="Standard"/>
      <text:p text:style-name="Standard">F.Creación: 5-6-2018</text:p>
      <text:p text:style-name="Standard"/>
      <text:p text:style-name="P1">Link de Interes:<text:tab/><text:tab/><text:a xlink:type="simple" xlink:href="https://markdown.es/" text:style-name="Internet_20_link" text:visited-style-name="Visited_20_Internet_20_Link">Guía de Referencia</text:a></text:p>
      <text:p text:style-name="P1"><text:tab/><text:tab/><text:tab/><text:tab/><text:a xlink:type="simple" xlink:href="https://markdown.es/sintaxis-markdown/" text:style-name="Internet_20_link" text:visited-style-name="Visited_20_Internet_20_Link">Sintáxis</text:a></text:p>
      <text:p text:style-name="P1"><text:tab/><text:tab/><text:tab/><text:tab/><text:a xlink:type="simple" xlink:href="https://daringfireball.net/projects/markdown/dingus" text:style-name="Internet_20_link" text:visited-style-name="Visited_20_Internet_20_Link">Conversor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><text:soft-page-break/></text:p>
      <text:p text:style-name="P1">Ejemplo</text:p>
      <text:p text:style-name="P4"><text:span text:style-name="Source_20_Text"><text:span text:style-name="T3">## Título</text:span></text:span></text:p>
      <text:p text:style-name="P5"><text:span text:style-name="Source_20_Text"><text:span text:style-name="T3">### Subtítulo</text:span></text:span></text:p>
      <text:p text:style-name="P5"><text:span text:style-name="Source_20_Text"><text:span text:style-name="T3">Este es un ejemplo de texto que da entrada a una lista genérica de elementos:</text:span></text:span></text:p>
      <text:p text:style-name="P5"/>
      <text:p text:style-name="P5"><text:span text:style-name="Source_20_Text"><text:span text:style-name="T3">- Elemento 1</text:span></text:span></text:p>
      <text:p text:style-name="P5"><text:span text:style-name="Source_20_Text"><text:span text:style-name="T3">- Elemento 2</text:span></text:span></text:p>
      <text:p text:style-name="P5"><text:span text:style-name="Source_20_Text"><text:span text:style-name="T3">- Elemento 3</text:span></text:span></text:p>
      <text:p text:style-name="P5"/>
      <text:p text:style-name="P5"><text:span text:style-name="Source_20_Text"><text:span text:style-name="T3">Este es un ejemplo de texto que da entrada a una lista numerada:</text:span></text:span></text:p>
      <text:p text:style-name="P5"/>
      <text:p text:style-name="P5"><text:span text:style-name="Source_20_Text"><text:span text:style-name="T3">1. Elemento 1</text:span></text:span></text:p>
      <text:p text:style-name="P5"><text:span text:style-name="Source_20_Text"><text:span text:style-name="T3">2. Elemento 2</text:span></text:span></text:p>
      <text:p text:style-name="P5"><text:span text:style-name="Source_20_Text"><text:span text:style-name="T3">3. Elemento 3</text:span></text:span></text:p>
      <text:p text:style-name="P5"/>
      <text:p text:style-name="P5"><text:span text:style-name="Source_20_Text"><text:span text:style-name="T3">Al texto en Markdown puedes añadirle formato como **negrita** o *cursiva* de una manera muy sencilla.</text:span></text:span></text:p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3</meta:editing-cycles>
    <meta:creation-date>2018-03-07T12:45:00</meta:creation-date>
    <dc:date>2018-06-18T11:25:46.746000000</dc:date>
    <meta:editing-duration>PT1H4M24S</meta:editing-duration>
    <meta:generator>LibreOffice/6.0.4.2$Windows_X86_64 LibreOffice_project/9b0d9b32d5dcda91d2f1a96dc04c645c450872bf</meta:generator>
    <meta:document-statistic meta:table-count="0" meta:image-count="0" meta:object-count="0" meta:page-count="4" meta:paragraph-count="24" meta:word-count="99" meta:character-count="616" meta:non-whitespace-character-count="5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